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c812" officeooo:paragraph-rsid="0000c812"/>
    </style:style>
    <style:style style:name="P2" style:family="paragraph" style:parent-style-name="Standard">
      <style:text-properties officeooo:rsid="0001ba42" officeooo:paragraph-rsid="0001ba42"/>
    </style:style>
    <style:style style:name="P3" style:family="paragraph" style:parent-style-name="Standard">
      <style:text-properties officeooo:rsid="00025517" officeooo:paragraph-rsid="00025517"/>
    </style:style>
    <style:style style:name="P4" style:family="paragraph" style:parent-style-name="Standard">
      <style:text-properties officeooo:rsid="00025517" officeooo:paragraph-rsid="00038a3b"/>
    </style:style>
    <style:style style:name="P5" style:family="paragraph" style:parent-style-name="Standard">
      <style:text-properties officeooo:rsid="00025517" officeooo:paragraph-rsid="0004872d"/>
    </style:style>
    <style:style style:name="P6" style:family="paragraph" style:parent-style-name="Standard">
      <style:text-properties officeooo:rsid="0004872d" officeooo:paragraph-rsid="0004872d"/>
    </style:style>
    <style:style style:name="P7" style:family="paragraph" style:parent-style-name="Standard">
      <style:text-properties officeooo:rsid="0004a3a9" officeooo:paragraph-rsid="0004a3a9"/>
    </style:style>
    <style:style style:name="T1" style:family="text">
      <style:text-properties style:font-name="Liberation Serif" fo:font-size="12pt" fo:font-style="normal" style:font-size-asian="12pt" style:font-style-asian="normal" style:font-size-complex="12pt" style:font-style-complex="normal"/>
    </style:style>
    <style:style style:name="T2" style:family="text">
      <style:text-properties style:font-name="Liberation Serif" fo:font-size="12pt" fo:font-style="normal" style:font-size-asian="12pt" style:font-style-asian="normal" style:font-name-complex="Arial1" style:font-size-complex="12pt" style:font-style-complex="normal"/>
    </style:style>
    <style:style style:name="T3" style:family="text">
      <style:text-properties style:font-name="Liberation Serif" fo:font-size="12pt" fo:font-style="normal" officeooo:rsid="0040e585" style:font-size-asian="12pt" style:font-style-asian="normal" style:font-name-complex="Arial1" style:font-size-complex="12pt" style:font-style-complex="normal"/>
    </style:style>
    <style:style style:name="T4" style:family="text">
      <style:text-properties style:font-name="Liberation Serif" fo:font-size="12pt" fo:font-style="normal" officeooo:rsid="000ff8ba" style:font-size-asian="12pt" style:font-style-asian="normal" style:font-name-complex="Arial1" style:font-size-complex="12pt" style:font-style-complex="normal"/>
    </style:style>
    <style:style style:name="T5" style:family="text">
      <style:text-properties style:font-name="Liberation Serif" fo:font-size="12pt" fo:font-style="normal" officeooo:rsid="00038a3b" style:font-size-asian="12pt" style:font-style-asian="normal" style:font-name-complex="Arial1" style:font-size-complex="12pt" style:font-style-complex="normal"/>
    </style:style>
    <style:style style:name="T6" style:family="text">
      <style:text-properties style:font-name="Liberation Serif" fo:font-size="12pt" fo:font-style="normal" officeooo:rsid="0003eb7a" style:font-size-asian="12pt" style:font-style-asian="normal" style:font-name-complex="Arial1" style:font-size-complex="12pt" style:font-style-complex="normal"/>
    </style:style>
    <style:style style:name="T7" style:family="text">
      <style:text-properties style:font-name="Liberation Serif" fo:font-size="12pt" fo:font-style="normal" officeooo:rsid="0004872d" style:font-size-asian="12pt" style:font-style-asian="normal" style:font-name-complex="Arial1" style:font-size-complex="12pt" style:font-style-complex="normal"/>
    </style:style>
    <style:style style:name="T8" style:family="text">
      <style:text-properties style:font-name="Liberation Serif" fo:font-size="12pt" fo:font-style="normal" officeooo:rsid="0004a3a9" style:font-size-asian="12pt" style:font-style-asian="normal" style:font-name-complex="Arial1" style:font-size-complex="12pt" style:font-style-complex="normal"/>
    </style:style>
    <style:style style:name="T9" style:family="text">
      <style:text-properties style:font-name="Liberation Serif" fo:font-size="12pt" fo:font-style="normal" officeooo:rsid="0005aa02" style:font-size-asian="12pt" style:font-style-asian="normal" style:font-name-complex="Arial1" style:font-size-complex="12pt" style:font-style-complex="normal"/>
    </style:style>
    <style:style style:name="T10" style:family="text">
      <style:text-properties style:font-name="Liberation Serif" fo:font-size="12pt" fo:font-style="italic" style:font-size-asian="12pt" style:font-style-asian="italic" style:font-name-complex="Arial1" style:font-size-complex="12pt" style:font-style-complex="italic"/>
    </style:style>
    <style:style style:name="T11" style:family="text">
      <style:text-properties style:font-name="Liberation Serif" fo:font-size="12pt" fo:font-style="italic" officeooo:rsid="000ff8ba" style:font-size-asian="12pt" style:font-style-asian="italic" style:font-name-complex="Arial1" style:font-size-complex="12pt" style:font-style-complex="italic"/>
    </style:style>
    <style:style style:name="T12" style:family="text">
      <style:text-properties style:font-name="Liberation Serif" fo:font-size="12pt" fo:font-style="italic" officeooo:rsid="00038a3b" style:font-size-asian="12pt" style:font-style-asian="italic" style:font-name-complex="Arial1" style:font-size-complex="12pt" style:font-style-complex="italic"/>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s,</text:p>
      <text:p text:style-name="P1"/>
      <text:p text:style-name="P1"><text:tab/>Thank you for co<text:span text:style-name="T13">nsidering this work for publication in </text:span><text:span text:style-name="T14">PNAS</text:span><text:span text:style-name="T15">. Our manu</text:span><text:span text:style-name="T1">script, “</text:span><text:span text:style-name="T3">Mapping of </text:span><text:span text:style-name="T4">genotype-by-environment interactions</text:span><text:span text:style-name="T3"> in phenology </text:span><text:span text:style-name="T4">identifies </text:span><text:span text:style-name="T3">two cues</text:span><text:span text:style-name="T4"> for flowering in switchgrass (</text:span><text:span text:style-name="T11">Panicum virgatum</text:span><text:span text:style-name="T4">)” </text:span><text:span text:style-name="T2">is suitable for publication in </text:span><text:span text:style-name="T10">PNAS</text:span><text:span text:style-name="T2"> for </text:span><text:span text:style-name="T5">three</text:span><text:span text:style-name="T2"> reasons.</text:span></text:p>
      <text:p text:style-name="P1"><text:span text:style-name="T2"/></text:p>
      <text:p text:style-name="P1"><text:span text:style-name="T2"><text:tab/></text:span><text:span text:style-name="T7">First, our work describes how natural variation interacts with environmental cues to shape phenology on a continental scale in switchgrass, a promising biofuel species. </text:span></text:p>
      <text:p text:style-name="P1"><text:span text:style-name="T7"/></text:p>
      <text:p text:style-name="P6"><text:span text:style-name="T2">Second, o</text:span><text:span text:style-name="T5">ur manuscript should be of broad interest to </text:span><text:span text:style-name="T12">PNAS</text:span><text:span text:style-name="T5"> readership </text:span><text:span text:style-name="T6">because it uses a </text:span><text:span text:style-name="T2">new method to look for genomic regions that affect phenotypes in multiple conditions: mash, or multivariate adaptive shrinkage. The authors of this methodology suggested that one of its strengths was that it allowed the user to specify multiple matrices describing the way phenotypes covaried between conditions, and that this should allow hypothesis testing of ways effects might covary across conditions. They also mention that they expected data-driven matrices to do better in almost all cases. We used mash to determine which regions of the genome covaried with </text:span></text:p>
      <text:p text:style-name="P6"><text:span text:style-name="T2"/></text:p>
      <text:p text:style-name="P5"><text:span text:style-name="T2">As scientists phenotype GWAS diversity panels more and more extensively, we must consider how to share information across these experiments and how to </text:span><text:span text:style-name="T7">both a</text:span><text:span text:style-name="T2">ssociate natural variation</text:span><text:span text:style-name="T7"> in genomes with natural variation in complex field environments. Doing this will allow us to determine the adaptations important to responses to the natural environment, and how these genetic mechanisms vary as the environment itself changes.</text:span></text:p>
      <text:p text:style-name="P5"><text:span text:style-name="T7"><text:tab/></text:span></text:p>
      <text:p text:style-name="P6"><text:span text:style-name="T2">We suggest Johanna Schmitt, </text:span><text:span text:style-name="T8">Trudy Mackay, and Detlef Weigel would be excellent editors for this manuscipt. Dr. Schmitt has done extensive work in Arabidopsis and other plant species unravelling the genetic mechanisms involved in responses to the natural environment. </text:span><text:span text:style-name="T9">Dr.</text:span><text:span text:style-name="T8"> Mackay has extensive </text:span><text:span text:style-name="T9">experience mapping the genetics of complex traits and genotype by environment interactions.</text:span></text:p>
      <text:p text:style-name="P7"><text:span text:style-name="T2">Dr. Weigel has done extensive work understanding genetic diversity in Arabidopsis including extensive work on floral induction cues. </text:span></text:p>
      <text:p text:style-name="P6"><text:span text:style-name="T2"/></text:p>
      <text:p text:style-name="P1"><text:span text:style-name="T2"><text:tab/></text:span></text:p>
      <text:p text:style-name="P4"><text:span text:style-name="T2">How do</text:span><text:span text:style-name="T5">es natural variation</text:span><text:span text:style-name="T2"> interact with environmental cues to shape phenotypes? </text:span></text:p>
      <text:p text:style-name="P1"><text:span text:style-name="T2"/></text:p>
      <text:p text:style-name="P3"><text:span text:style-name="T2">Methodological advance: we can map </text:span></text:p>
      <text:p text:style-name="P1"><text:span text:style-name="T2"/></text:p>
      <text:p text:style-name="P3"><text:span text:style-name="T2"/></text:p>
      <text:p text:style-name="P3"><text:span text:style-name="T2">Controlled growth chamber experiments undoubtedly advance our understanding of plant environmental cues, but cannot capture the actual environmental variability that plants face. </text:span></text:p>
      <text:p text:style-name="P1"><text:span text:style-name="T2"/></text:p>
      <text:p text:style-name="P1"><text:span text:style-name="T2">What are the genetic mechanisms for adaptation to the environment? What adaptations allow plastic responses to seasonal cues? What are the genetic mechanisms involved in response to the natural environment, and how do these mechanisms vary as the environment itself changes?</text:span></text:p>
      <text:p text:style-name="P1"><text:span text:style-name="T2">Can we map the patterns of covariation between the plant genome and the </text:span></text:p>
      <text:p text:style-name="P1"><text:span text:style-name="T2">With the goal of identifying ecologically important genes, </text:span></text:p>
      <text:p text:style-name="P1"><text:span text:style-name="T2"><text:tab/>First, this study uses a recently developed diversity panel of clonally replicated switchgrass genotypes planted across the native latitudinal range of switchgrass as a system for GWAS mapping and studies of natural variation. </text:span></text:p>
      <text:p text:style-name="P1"><text:span text:style-name="T2"/></text:p>
      <text:p text:style-name="P2"><text:span text:style-name="T2">We believe that Johanna Schmitt would be an excellent </text:span></text:p>
      <text:p text:style-name="P2"><text:soft-page-break/><text:span text:style-name="T2"/></text:p>
      <text:p text:style-name="P2"><text:span text:style-name="T2">three appropriate Editorial Board members, three NAS members who are expert in the paper’s scientific area, and five qualified reviewers. Authors should indicate in their cover letter why their suggested editors are qualified to handle the pap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15:40:11.956998122</meta:creation-date>
    <dc:date>2021-06-25T17:40:01.993580990</dc:date>
    <meta:editing-duration>PT1M44S</meta:editing-duration>
    <meta:editing-cycles>1</meta:editing-cycles>
    <meta:document-statistic meta:table-count="0" meta:image-count="0" meta:object-count="0" meta:page-count="2" meta:paragraph-count="18" meta:word-count="479" meta:character-count="3273" meta:non-whitespace-character-count="2795"/>
    <meta:generator>LibreOffice/7.1.2.2$Linux_X86_64 LibreOffice_project/8a45595d069ef5570103caea1b71cc9d82b2aae4</meta:generator>
  </office:meta>
</office:document-meta>
</file>